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Ubuntu" svg:font-family="Ubuntu" style:font-adornments="Regular" style:font-pitch="variable"/>
    <style:font-face style:name="Ubuntu Condensed" svg:font-family="'Ubuntu Condensed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paragraph-rsid="0016a64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List_20_Contents">
      <style:paragraph-properties fo:margin-left="0.7874in" fo:margin-right="0in" fo:text-indent="0in" style:auto-text-indent="false"/>
    </style:style>
    <style:style style:name="P4" style:family="paragraph" style:parent-style-name="List_20_Contents">
      <style:paragraph-properties fo:margin-top="0in" fo:margin-bottom="0.1965in" style:contextual-spacing="false"/>
    </style:style>
    <style:style style:name="P5" style:family="paragraph" style:parent-style-name="List_20_Heading">
      <style:paragraph-properties fo:margin-left="0.3937in" fo:margin-right="0in" fo:text-indent="0in" style:auto-text-indent="false"/>
    </style:style>
    <style:style style:name="T1" style:family="text">
      <style:text-properties officeooo:rsid="0016a6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9.4.1 MSH file format version 1.0 (Legacy)</text:h>
      <text:p text:style-name="Text_20_body">The MSH file format version 1.0 is Gmsh's old native mesh file format, now superseded by the format described in <text:a xlink:type="simple" xlink:href="http://geuz.org/gmsh/doc/texinfo/gmsh.html#MSH-ASCII-file-format">MSH ASCII file format</text:a>. It is defined as follows: </text:p>
      <text:p text:style-name="Preformatted_20_Text"><text:s text:c="5"/>$NOD</text:p>
      <text:p text:style-name="Preformatted_20_Text"><text:s text:c="5"/><text:span text:style-name="Variable">number-of-nodes</text:span></text:p>
      <text:p text:style-name="Preformatted_20_Text"><text:s text:c="5"/><text:span text:style-name="Variable">node-number</text:span> <text:span text:style-name="Variable">x-coord</text:span> <text:span text:style-name="Variable">y-coord</text:span> <text:span text:style-name="Variable">z-coord</text:span></text:p>
      <text:p text:style-name="Preformatted_20_Text"><text:s text:c="5"/>...</text:p>
      <text:p text:style-name="Preformatted_20_Text"><text:s text:c="5"/>$ENDNOD</text:p>
      <text:p text:style-name="Preformatted_20_Text"><text:s text:c="5"/>$ELM</text:p>
      <text:p text:style-name="Preformatted_20_Text"><text:s text:c="5"/><text:span text:style-name="Variable">number-of-elements</text:span></text:p>
      <text:p text:style-name="Preformatted_20_Text"><text:s text:c="5"/><text:span text:style-name="Variable">elm-number</text:span> <text:span text:style-name="Variable">elm-type</text:span> <text:span text:style-name="Variable">reg-phys</text:span> <text:span text:style-name="Variable">reg-elem</text:span> <text:span text:style-name="Variable">number-of-nodes</text:span> <text:span text:style-name="Variable">node-number-list</text:span></text:p>
      <text:p text:style-name="Preformatted_20_Text"><text:s text:c="5"/>...</text:p>
      <text:p text:style-name="P2"><text:s text:c="5"/>$ENDELM</text:p>
      <text:p text:style-name="Text_20_body">where </text:p>
      <text:p text:style-name="List_20_Heading"><text:span text:style-name="Variable">number-of-nodes</text:span></text:p>
      <text:p text:style-name="List_20_Contents">is the number of nodes in the mesh. </text:p>
      <text:p text:style-name="List_20_Heading"><text:span text:style-name="Variable">node-number</text:span></text:p>
      <text:p text:style-name="List_20_Contents">is the number (index) of the <text:span text:style-name="Variable">n</text:span>-th node in the mesh; <text:span text:style-name="Variable">node-number</text:span> must be a postive (non-zero) integer. Note that the <text:span text:style-name="Variable">node-number</text:span>s do not necessarily have to form a dense nor an ordered sequence. </text:p>
      <text:p text:style-name="List_20_Heading"><text:span text:style-name="Variable">x-coord</text:span> <text:span text:style-name="Variable">y-coord</text:span> <text:span text:style-name="Variable">z-coord</text:span></text:p>
      <text:p text:style-name="List_20_Contents">are the floating point values giving the X, Y and Z coordinates of the <text:span text:style-name="Variable">n</text:span>-th node. </text:p>
      <text:p text:style-name="List_20_Heading"><text:span text:style-name="Variable">number-of-elements</text:span></text:p>
      <text:p text:style-name="List_20_Contents">is the number of elements in the mesh. </text:p>
      <text:p text:style-name="List_20_Heading"><text:span text:style-name="Variable">elm-number</text:span></text:p>
      <text:p text:style-name="List_20_Contents">is the number (index) of the <text:span text:style-name="Variable">n</text:span>-th element in the mesh; <text:span text:style-name="Variable">elm-number</text:span> must be a postive (non-zero) integer. Note that the <text:span text:style-name="Variable">elm-number</text:span>s do not necessarily have to form a dense nor an ordered sequence. </text:p>
      <text:p text:style-name="List_20_Heading"><text:span text:style-name="Variable">elm-type</text:span></text:p>
      <text:p text:style-name="List_20_Contents">defines the geometrical type of the <text:span text:style-name="Variable">n</text:span>-th element: </text:p>
      <text:p text:style-name="P5"><text:span text:style-name="Source_20_Text">1</text:span></text:p>
      <text:p text:style-name="P3">2-node line. </text:p>
      <text:p text:style-name="P5"><text:span text:style-name="Source_20_Text">2</text:span></text:p>
      <text:p text:style-name="P3">3-node triangle. </text:p>
      <text:p text:style-name="P5"><text:span text:style-name="Source_20_Text">3</text:span></text:p>
      <text:p text:style-name="P3">4-node quadrangle. </text:p>
      <text:p text:style-name="P5"><text:span text:style-name="Source_20_Text">4</text:span></text:p>
      <text:p text:style-name="P3">4-node tetrahedron. </text:p>
      <text:p text:style-name="P5"><text:span text:style-name="Source_20_Text">5</text:span></text:p>
      <text:p text:style-name="P3">8-node hexahedron. </text:p>
      <text:p text:style-name="P5"><text:span text:style-name="Source_20_Text">6</text:span></text:p>
      <text:p text:style-name="P3">6-node prism. </text:p>
      <text:p text:style-name="P5"><text:span text:style-name="Source_20_Text">7</text:span></text:p>
      <text:p text:style-name="P3">5-node pyramid. </text:p>
      <text:p text:style-name="P5"><text:span text:style-name="Source_20_Text">8</text:span></text:p>
      <text:p text:style-name="P3">3-node second order line (2 nodes associated with the vertices and 1 with the edge). </text:p>
      <text:p text:style-name="P5"><text:span text:style-name="Source_20_Text">9</text:span></text:p>
      <text:p text:style-name="P3">6-node second order triangle (3 nodes associated with the vertices and 3 with the edges). </text:p>
      <text:p text:style-name="P5"><text:span text:style-name="Source_20_Text">10</text:span></text:p>
      <text:p text:style-name="P3">9-node second order quadrangle (4 nodes associated with the vertices, 4 with the edges and 1 with the face). </text:p>
      <text:p text:style-name="P5"><text:span text:style-name="Source_20_Text">11</text:span></text:p>
      <text:p text:style-name="P3">10-node second order tetrahedron (4 nodes associated with the vertices and 6 with the edges). </text:p>
      <text:p text:style-name="P5"><text:span text:style-name="Source_20_Text">12</text:span></text:p>
      <text:p text:style-name="P3"><text:soft-page-break/>27-node second order hexahedron (8 nodes associated with the vertices, 12 with the edges, 6 with the faces and 1 with the volume). </text:p>
      <text:p text:style-name="P5"><text:span text:style-name="Source_20_Text">13</text:span></text:p>
      <text:p text:style-name="P3">18-node second order prism (6 nodes associated with the vertices, 9 with the edges and 3 with the quadrangular faces). </text:p>
      <text:p text:style-name="P5"><text:span text:style-name="Source_20_Text">14</text:span></text:p>
      <text:p text:style-name="P3">14-node second order pyramid (5 nodes associated with the vertices, 8 with the edges and 1 with the quadrangular face). </text:p>
      <text:p text:style-name="P5"><text:span text:style-name="Source_20_Text">15</text:span></text:p>
      <text:p text:style-name="P3">1-node point. </text:p>
      <text:p text:style-name="P5"><text:span text:style-name="Source_20_Text">16</text:span></text:p>
      <text:p text:style-name="P3">8-node second order quadrangle (4 nodes associated with the vertices and 4 with the edges). </text:p>
      <text:p text:style-name="P5"><text:span text:style-name="Source_20_Text">17</text:span></text:p>
      <text:p text:style-name="P3">20-node second order hexahedron (8 nodes associated with the vertices and 12 with the edges). </text:p>
      <text:p text:style-name="P5"><text:span text:style-name="Source_20_Text">18</text:span></text:p>
      <text:p text:style-name="P3">15-node second order prism (6 nodes associated with the vertices and 9 with the edges). </text:p>
      <text:p text:style-name="P5"><text:span text:style-name="Source_20_Text">19</text:span></text:p>
      <text:p text:style-name="P3">13-node second order pyramid (5 nodes associated with the vertices and 8 with the edges). </text:p>
      <text:p text:style-name="List_20_Contents">See below for the ordering of the nodes. </text:p>
      <text:p text:style-name="List_20_Heading"><text:span text:style-name="Variable">reg-phys</text:span></text:p>
      <text:p text:style-name="List_20_Contents">is the number of the physical entity to which the element belongs; <text:span text:style-name="Variable">reg-phys</text:span> must be a postive integer, or zero. If <text:span text:style-name="Variable">reg-phys</text:span> is equal to zero, the element is considered not to belong to any physical entity. </text:p>
      <text:p text:style-name="List_20_Heading"><text:span text:style-name="Variable">reg-elem</text:span></text:p>
      <text:p text:style-name="List_20_Contents">is the number of the elementary entity to which the element belongs; <text:span text:style-name="Variable">reg-elem</text:span> must be a postive (non-zero) integer. </text:p>
      <text:p text:style-name="List_20_Heading"><text:span text:style-name="Variable">number-of-nodes</text:span></text:p>
      <text:p text:style-name="List_20_Contents">is the number of nodes for the <text:span text:style-name="Variable">n</text:span>-th element. This is redundant, but kept for backward compatibility. </text:p>
      <text:p text:style-name="List_20_Heading"><text:span text:style-name="Variable">node-number-list</text:span></text:p>
      <text:p text:style-name="P4">is the list of the <text:span text:style-name="Variable">number-of-nodes</text:span> node numbers of the <text:span text:style-name="Variable">n</text:span>-th element. The ordering of the nodes is given in <text:a xlink:type="simple" xlink:href="http://geuz.org/gmsh/doc/texinfo/gmsh.html#Node-ordering">Node ordering</text:a>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Ubuntu" svg:font-family="Ubuntu" style:font-adornments="Regular" style:font-pitch="variable"/>
    <style:font-face style:name="Ubuntu Condensed" svg:font-family="'Ubuntu Condensed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Ubuntu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Ubuntu Condensed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background-color="#c0c0c0">
        <style:background-image/>
      </style:paragraph-properties>
      <style:text-properties style:font-name="DejaVu Sans Mono" fo:font-size="10pt" style:font-name-asian="DejaVu Sans Mono" style:font-size-asian="10pt" style:font-name-complex="Lohit Hindi2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6a6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http://geuz.org/gmsh/doc/texinfo/gmsh.html#MSH-file-format-version-1_002e0">http://geuz.org/gmsh/doc/texinfo/gmsh.html#MSH-file-format-version-1_002e0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ce </meta:initial-creator>
    <meta:creation-date>2013-10-19T20:11:21</meta:creation-date>
    <dc:date>2013-10-19T20:15:40</dc:date>
    <dc:creator>bence </dc:creator>
    <meta:editing-duration>P0D</meta:editing-duration>
    <meta:editing-cycles>1</meta:editing-cycles>
    <meta:document-statistic meta:table-count="0" meta:image-count="0" meta:object-count="0" meta:page-count="2" meta:paragraph-count="73" meta:word-count="501" meta:character-count="3087" meta:non-whitespace-character-count="2577"/>
    <meta:generator>LibreOffice/4.0.2.2$Linux_X86_64 LibreOffice_project/400m0$Build-2</meta:generator>
  </office:meta>
</office:document-meta>
</file>